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347cm" svg:y="2.331cm">
            <draw:object draw:notify-on-update-of-ranges="Sheet1.A2:Sheet1.A9 Sheet1.H1:Sheet1.H1 Sheet1.H2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tin correct</text:p>
          </table:table-cell>
          <table:table-cell office:value-type="string" calcext:value-type="string">
            <text:p>tin fp</text:p>
          </table:table-cell>
          <table:table-cell office:value-type="string" calcext:value-type="string">
            <text:p>tin fn</text:p>
          </table:table-cell>
          <table:table-cell office:value-type="string" calcext:value-type="string">
            <text:p>thatch correct</text:p>
          </table:table-cell>
          <table:table-cell office:value-type="string" calcext:value-type="string">
            <text:p>thatch fp</text:p>
          </table:table-cell>
          <table:table-cell office:value-type="string" calcext:value-type="string">
            <text:p>thatch fn</text:p>
          </table:table-cell>
          <table:table-cell office:value-type="string" calcext:value-type="string">
            <text:p>abs err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C2:.D2];[.F2:.G2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59" calcext:value-type="float">
            <text:p>25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3:.D3];[.F3:.G3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4:.D4];[.F4:.G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C5:.D5];[.F5:.G5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C6:.D6];[.F6:.G6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7:.D7];[.F7:.G7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8:.D8];[.F8:.G8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C9:.D9];[.F9:.G9])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mosaic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12:.D12];[.F12:.G12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hear=20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C14:.D14];[.F14:.G14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lipud=0.5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C16:.D16];[.F16:.G16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opy_paste=0.2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18:.D18];[.F18:.G18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utoaugment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20:.D20];[.F20:.G20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ugm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asing=0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pective=0.0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26:.D26];[.F26:.G26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erspective=0.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C28:.D28];[.F28:.G2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egrees=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([.C30:.D30];[.F30:.G30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egrees=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C32:.D32];[.F32:.G3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sv_v=0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34:.D34];[.F34:.G34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sv_v=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C36:.D36];[.F36:.G36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sv_s=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C38:.D38];[.F38:.G38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sv_s=0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C40:.D40];[.F40:.G40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sv_h=0.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42:.D42];[.F42:.G42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sv_h=0.0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C44:.D44];[.F44:.G44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ale=0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C46:.D46];[.F46:.G46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ale=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C48:.D48];[.F48:.G4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ale=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C50:.D50];[.F50:.G50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ale=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C52:.D52];[.F52:.G52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ale=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C54:.D54];[.F54:.G54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ale=0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C56:.D56];[.F56:.G56])" office:value-type="float" office:value="64" calcext:value-type="float">
            <text:p>64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8:18:59.694928995</meta:creation-date>
    <dc:date>2024-04-14T18:50:12.798226801</dc:date>
    <meta:editing-duration>PT2H54M26S</meta:editing-duration>
    <meta:editing-cycles>12</meta:editing-cycles>
    <meta:generator>LibreOffice/7.3.7.2$Linux_X86_64 LibreOffice_project/30$Build-2</meta:generator>
    <meta:document-statistic meta:table-count="1" meta:cell-count="2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7cm" svg:y="4.201cm" style:legend-expansion="high" chart:style-name="ch2"/>
        <chart:plot-area chart:style-name="ch3" table:cell-range-address="Sheet1.A2:Sheet1.A9 Sheet1.H1:Sheet1.H9" chart:data-source-has-labels="row" svg:x="0.32cm" svg:y="0.18cm" svg:width="13.547cm" svg:height="8.64cm">
          <chart:coordinate-region svg:x="1.127cm" svg:y="0.379cm" svg:width="12.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9" chart:label-cell-address="Sheet1.H1:Sheet1.H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s er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A2:Sheet1.A9</svg:desc>
                </draw:g>
              </table:table-cell>
              <table:table-cell office:value-type="float" office:value="109">
                <text:p>109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